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6E000000915130611A17BAB06B.png" manifest:media-type="image/png"/>
  <manifest:file-entry manifest:full-path="Pictures/10000000000001CD0000006D6BA7A7D123E896E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a1" style:family="table">
      <style:table-properties style:width="17.678cm" fo:margin-left="-0.677cm" table:align="left"/>
    </style:style>
    <style:style style:name="Tabela1.A" style:family="table-column">
      <style:table-column-properties style:column-width="12.268cm"/>
    </style:style>
    <style:style style:name="Tabela1.B" style:family="table-column">
      <style:table-column-properties style:column-width="5.4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1c21d8"/>
    </style:style>
    <style:style style:name="P2" style:family="paragraph" style:parent-style-name="Standard">
      <style:text-properties officeooo:paragraph-rsid="001c21d8"/>
    </style:style>
    <style:style style:name="P3" style:family="paragraph" style:parent-style-name="Standard">
      <style:text-properties officeooo:paragraph-rsid="001d42ca"/>
    </style:style>
    <style:style style:name="P4" style:family="paragraph" style:parent-style-name="Standard">
      <style:text-properties officeooo:rsid="005bac79" officeooo:paragraph-rsid="005bac79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Liberation Serif" fo:font-size="10pt" fo:font-weight="bold" officeooo:rsid="00509f33" officeooo:paragraph-rsid="0065ffa2" style:font-name-asian="Courier New" style:font-size-asian="10pt" style:font-weight-asian="bold" style:font-name-complex="Courier New" style:font-size-complex="10pt" style:font-weight-complex="bold"/>
    </style:style>
    <style:style style:name="P6" style:family="paragraph" style:parent-style-name="Standard">
      <style:text-properties officeooo:paragraph-rsid="0065ffa2"/>
    </style:style>
    <style:style style:name="P7" style:family="paragraph" style:parent-style-name="Footer">
      <style:text-properties officeooo:paragraph-rsid="001d42ca"/>
    </style:style>
    <style:style style:name="P8" style:family="paragraph" style:parent-style-name="Header">
      <style:paragraph-properties fo:margin-top="0.071cm" fo:margin-bottom="0.071cm" style:contextual-spacing="false" fo:text-align="center" style:justify-single-word="false" style:snap-to-layout-grid="false">
        <style:tab-stops/>
      </style:paragraph-properties>
      <style:text-properties fo:language="none" fo:country="none" officeooo:paragraph-rsid="001c21d8"/>
    </style:style>
    <style:style style:name="P9" style:family="paragraph" style:parent-style-name="Header">
      <style:paragraph-properties fo:margin-top="0.071cm" fo:margin-bottom="0.071cm" style:contextual-spacing="false" fo:text-align="start" style:justify-single-word="false" style:snap-to-layout-grid="false">
        <style:tab-stops/>
      </style:paragraph-properties>
      <style:text-properties officeooo:paragraph-rsid="00659516"/>
    </style:style>
    <style:style style:name="P10" style:family="paragraph" style:parent-style-name="Header">
      <style:paragraph-properties fo:margin-top="0.071cm" fo:margin-bottom="0.071cm" style:contextual-spacing="false" fo:text-align="start" style:justify-single-word="false" style:snap-to-layout-grid="false">
        <style:tab-stops/>
      </style:paragraph-properties>
      <style:text-properties fo:font-variant="small-caps" style:font-name="Liberation Serif" fo:font-size="14pt" officeooo:rsid="00509f33" officeooo:paragraph-rsid="00659516" style:font-size-asian="14pt" style:font-size-complex="14pt"/>
    </style:style>
    <style:style style:name="P11" style:family="paragraph" style:parent-style-name="Header">
      <style:paragraph-properties fo:margin-top="0.071cm" fo:margin-bottom="0.071cm" style:contextual-spacing="false" fo:text-align="center" style:justify-single-word="false" style:snap-to-layout-grid="false"/>
      <style:text-properties fo:font-size="10pt" officeooo:paragraph-rsid="001c21d8" style:font-size-asian="10pt" style:font-size-complex="10pt"/>
    </style:style>
    <style:style style:name="P12" style:family="paragraph" style:parent-style-name="Table_20_Contents">
      <style:paragraph-properties fo:text-align="justify" style:justify-single-word="false"/>
      <style:text-properties fo:font-size="9pt" officeooo:rsid="00191cb3" officeooo:paragraph-rsid="0065ffa2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ize="10pt" officeooo:rsid="00509f33" officeooo:paragraph-rsid="0065ffa2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officeooo:rsid="00220987" officeooo:paragraph-rsid="0065ffa2" style:font-size-asian="10pt" style:font-size-complex="10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Liberation Serif" fo:font-size="9pt" style:font-size-asian="9pt" style:font-size-complex="9pt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-color="#ffffff"/>
      <style:paragraph-properties fo:text-align="center" style:writing-mode="lr-tb"/>
    </style:style>
    <style:style style:name="P19" style:family="paragraph">
      <loext:graphic-properties draw:fill-color="#000000"/>
    </style:style>
    <style:style style:name="P20" style:family="paragraph">
      <loext:graphic-properties draw:fill="none" draw:fill-color="#ffffff"/>
      <style:paragraph-properties fo:text-align="center" style:writing-mode="lr-tb"/>
      <style:text-properties style:font-name="Liberation Serif" fo:font-size="10pt" style:font-size-asian="10pt" style:font-size-complex="10pt"/>
    </style:style>
    <style:style style:name="P21" style:family="paragraph">
      <loext:graphic-properties draw:fill-color="#000000"/>
      <style:text-properties fo:font-size="12pt"/>
    </style:style>
    <style:style style:name="P22" style:family="paragraph">
      <loext:graphic-properties draw:fill-color="#ffffff"/>
      <style:text-properties fo:font-size="12pt"/>
    </style:style>
    <style:style style:name="P23" style:family="paragraph">
      <loext:graphic-properties draw:fill="none" draw:fill-color="#ffffff"/>
      <style:paragraph-properties fo:text-align="center" style:writing-mode="lr-tb"/>
      <style:text-properties style:font-name="Liberation Serif" fo:font-size="8pt" style:font-size-asian="8pt" style:font-size-complex="8pt"/>
    </style:style>
    <style:style style:name="P24" style:family="paragraph">
      <loext:graphic-properties draw:fill="none" draw:fill-color="#ffffff"/>
      <style:paragraph-properties fo:text-align="center" style:writing-mode="lr-tb"/>
    </style:style>
    <style:style style:name="P25" style:family="paragraph">
      <style:paragraph-properties fo:text-align="end" style:writing-mode="lr-tb"/>
      <style:text-properties fo:font-size="8pt" style:font-size-asian="8pt" style:font-size-complex="8pt"/>
    </style:style>
    <style:style style:name="P26" style:family="paragraph">
      <loext:graphic-properties draw:fill-color="#ffffff"/>
      <style:paragraph-properties fo:text-align="end" style:writing-mode="lr-tb"/>
      <style:text-properties fo:font-size="8pt" style:font-size-asian="8pt" style:font-size-complex="8pt"/>
    </style:style>
    <style:style style:name="P27" style:family="paragraph">
      <style:paragraph-properties style:writing-mode="lr-tb"/>
    </style:style>
    <style:style style:name="P28" style:family="paragraph">
      <loext:graphic-properties draw:fill-color="#ffffff"/>
      <style:paragraph-properties style:writing-mode="lr-tb"/>
    </style:style>
    <style:style style:name="P29" style:family="paragraph">
      <style:paragraph-properties fo:text-align="center" style:writing-mode="lr-tb"/>
      <style:text-properties fo:font-size="8pt" style:font-size-asian="8pt" style:font-size-complex="8pt"/>
    </style:style>
    <style:style style:name="P30" style:family="paragraph">
      <loext:graphic-properties draw:fill-color="#ffffff"/>
      <style:paragraph-properties style:writing-mode="lr-tb"/>
      <style:text-properties fo:font-size="8pt" style:font-size-asian="8pt" style:font-size-complex="8pt"/>
    </style:style>
    <style:style style:name="P31" style:family="paragraph">
      <loext:graphic-properties draw:fill-color="#ffffff"/>
      <style:paragraph-properties fo:text-align="center" style:writing-mode="lr-tb"/>
      <style:text-properties fo:font-size="8pt" style:font-size-asian="8pt" style:font-size-complex="8pt"/>
    </style:style>
    <style:style style:name="P32" style:family="paragraph">
      <style:paragraph-properties fo:text-align="center" style:writing-mode="lr-tb"/>
      <style:text-properties style:font-name="Arial" fo:font-size="8pt" style:font-size-asian="8pt" style:font-size-complex="8pt"/>
    </style:style>
    <style:style style:name="P33" style:family="paragraph">
      <loext:graphic-properties draw:fill-color="#ffffff"/>
      <style:paragraph-properties fo:text-align="center" style:writing-mode="lr-tb"/>
      <style:text-properties style:font-name="Arial" fo:font-size="8pt" style:font-size-asian="8pt" style:font-size-complex="8pt"/>
    </style:style>
    <style:style style:name="P34" style:family="paragraph">
      <style:paragraph-properties fo:text-align="start" style:writing-mode="lr-tb"/>
      <style:text-properties style:font-name="Arial" fo:font-size="8pt" style:font-size-asian="8pt" style:font-size-complex="8pt"/>
    </style:style>
    <style:style style:name="P35" style:family="paragraph">
      <loext:graphic-properties draw:fill-color="#ffffff"/>
      <style:paragraph-properties fo:text-align="start" style:writing-mode="lr-tb"/>
      <style:text-properties style:font-name="Arial" fo:font-size="8pt" style:font-size-asian="8pt" style:font-size-complex="8pt"/>
    </style:style>
    <style:style style:name="P3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weight="bold" style:font-weight-asian="bold"/>
    </style:style>
    <style:style style:name="T3" style:family="text">
      <style:text-properties fo:font-variant="small-caps" fo:font-weight="bold" officeooo:rsid="004c78e5" style:font-weight-asian="bold"/>
    </style:style>
    <style:style style:name="T4" style:family="text">
      <style:text-properties fo:font-variant="small-caps" fo:font-weight="bold" officeooo:rsid="001d42ca" style:font-weight-asian="bold"/>
    </style:style>
    <style:style style:name="T5" style:family="text">
      <style:text-properties fo:font-variant="small-caps" fo:font-size="14pt" style:font-size-asian="14pt" style:font-size-complex="14pt"/>
    </style:style>
    <style:style style:name="T6" style:family="text">
      <style:text-properties fo:font-variant="small-caps" style:font-name="Liberation Serif" fo:font-size="14pt" officeooo:rsid="00509f33" style:font-size-asian="14pt" style:font-size-complex="14pt"/>
    </style:style>
    <style:style style:name="T7" style:family="text">
      <style:text-properties fo:font-variant="small-caps" fo:font-weight="normal" officeooo:rsid="0037685b" style:font-weight-asian="normal" style:font-weight-complex="normal"/>
    </style:style>
    <style:style style:name="T8" style:family="text">
      <style:text-properties fo:font-variant="small-caps" officeooo:rsid="005d3ca9"/>
    </style:style>
    <style:style style:name="T9" style:family="text">
      <style:text-properties fo:font-variant="small-caps" officeooo:rsid="0050d0a0"/>
    </style:style>
    <style:style style:name="T10" style:family="text">
      <style:text-properties fo:font-variant="small-caps" officeooo:rsid="005874c5"/>
    </style:style>
    <style:style style:name="T11" style:family="text">
      <style:text-properties fo:font-variant="small-caps" officeooo:rsid="0008045b"/>
    </style:style>
    <style:style style:name="T12" style:family="text">
      <style:text-properties fo:font-variant="normal" fo:text-transform="none" fo:color="#202124" loext:opacity="100%" style:font-name="Liberation Serif" fo:font-size="12pt" fo:letter-spacing="normal" fo:font-style="normal" fo:font-weight="normal" officeooo:rsid="00509f33" style:font-size-asian="14pt" style:font-size-complex="14pt"/>
    </style:style>
    <style:style style:name="T13" style:family="text">
      <style:text-properties style:font-name="Liberation Serif" fo:font-size="9pt" style:font-size-asian="9pt" style:font-size-complex="9pt"/>
    </style:style>
    <style:style style:name="T14" style:family="text">
      <style:text-properties style:font-name="Arial" fo:font-size="4pt" style:font-size-asian="4pt" style:font-size-complex="4pt"/>
    </style:style>
    <style:style style:name="T15" style:family="text">
      <style:text-properties style:font-name="Arial" fo:font-size="10.5pt" style:font-size-asian="10.5pt" style:font-size-complex="10.5pt"/>
    </style:style>
    <style:style style:name="T16" style:family="text">
      <style:text-properties style:font-name="Liberation Serif" fo:font-size="10pt" style:font-size-asian="10pt" style:font-size-complex="10pt"/>
    </style:style>
    <style:style style:name="T17" style:family="text">
      <style:text-properties style:font-name="Liberation Serif" fo:font-size="8pt" style:font-size-asian="8pt" style:font-size-complex="8pt"/>
    </style:style>
    <style:style style:name="T18" style:family="text">
      <style:text-properties style:font-name="Arial" fo:font-size="10pt" style:font-size-asian="10pt" style:font-size-complex="10pt"/>
    </style:style>
    <style:style style:name="T19" style:family="text">
      <style:text-properties style:font-name="Arial"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1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cm" svg:stroke-color="#000000" draw:marker-start-width="0.353cm" draw:marker-end-width="0.353cm" draw:fill-color="#ffffff" draw:textarea-horizontal-align="justify" draw:textarea-vertical-align="middle" draw:auto-grow-height="false" fo:min-height="2.194cm" fo:min-width="4.568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cm" svg:stroke-color="#000000" draw:marker-start-width="0.353cm" draw:marker-end-width="0.353cm" draw:fill-color="#000000" draw:textarea-horizontal-align="justify" draw:textarea-vertical-align="middle" draw:auto-grow-height="false" fo:min-height="0.489cm" fo:min-width="0.157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1.4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cm" svg:stroke-color="#000000" draw:marker-start-width="0.353cm" draw:marker-end-width="0.353cm" draw:fill-color="#ffffff" draw:textarea-horizontal-align="justify" draw:textarea-vertical-align="middle" draw:auto-grow-height="false" fo:min-height="1.683cm" fo:min-width="4.133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000000" draw:fill-color="#000000" draw:textarea-horizontal-align="justify" draw:textarea-vertical-align="middle" draw:auto-grow-height="false" fo:min-height="0.145cm" fo:min-width="1.7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cm" svg:stroke-color="#000000" draw:marker-start-width="0.353cm" draw:marker-end-width="0.353cm" draw:fill-color="#ffffff" draw:textarea-horizontal-align="justify" draw:textarea-vertical-align="middle" draw:auto-grow-height="false" fo:min-height="0.455cm" fo:min-width="0.598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000000" draw:fill="none" draw:fill-color="#ffffff" fo:min-height="0.8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.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2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1.4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vg:stroke-color="#000000" draw:fill-color="#000000" draw:textarea-horizontal-align="justify" draw:textarea-vertical-align="middle" draw:auto-grow-height="false" fo:min-height="0.145cm" fo:min-width="1.2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color="#000000" draw:fill="none" draw:fill-color="#ffffff" fo:min-height="1.7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1.0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vg:stroke-width="0cm" svg:stroke-color="#ffffff" draw:marker-start-width="0.353cm" draw:marker-end-width="0.353cm" draw:fill-color="#ffffff" draw:textarea-horizontal-align="justify" draw:textarea-vertical-align="middle" draw:auto-grow-height="false" fo:min-height="0.482cm" fo:min-width="1.529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svg:stroke-width="0cm" svg:stroke-color="#ffffff" draw:marker-start-width="0.353cm" draw:marker-end-width="0.353cm" draw:fill-color="#ffffff" draw:textarea-horizontal-align="justify" draw:textarea-vertical-align="middle" draw:auto-grow-height="false" fo:min-height="0.483cm" fo:min-width="1.529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svg:stroke-width="0cm" svg:stroke-color="#ffffff" draw:marker-start-width="0.353cm" draw:marker-end-width="0.353cm" draw:fill-color="#ffffff" draw:textarea-horizontal-align="justify" draw:textarea-vertical-align="middle" draw:auto-grow-height="false" fo:min-height="0.707cm" fo:min-width="1.633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svg:stroke-width="0cm" svg:stroke-color="#ffffff" draw:marker-start-width="0.353cm" draw:marker-end-width="0.353cm" draw:fill-color="#ffffff" draw:textarea-horizontal-align="justify" draw:textarea-vertical-align="middle" draw:auto-grow-height="false" fo:min-height="0.635cm" fo:min-width="2.596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svg:stroke-width="0cm" svg:stroke-color="#000000" draw:marker-start-width="0.353cm" draw:marker-end-width="0.353cm" draw:fill-color="#ffffff" draw:textarea-horizontal-align="justify" draw:textarea-vertical-align="middle" draw:auto-grow-height="false" fo:min-height="1.683cm" fo:min-width="4.05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svg:stroke-width="0cm" svg:stroke-color="#000000" draw:marker-start-width="0.353cm" draw:marker-end-width="0.353cm" draw:fill-color="#ffffff" draw:textarea-horizontal-align="justify" draw:textarea-vertical-align="middle" draw:auto-grow-height="false" fo:min-height="1.483cm" fo:min-width="3.879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svg:stroke-width="0cm" svg:stroke-color="#000000" draw:marker-start-width="0.353cm" draw:marker-end-width="0.353cm" draw:fill-color="#ffffff" draw:textarea-horizontal-align="justify" draw:textarea-vertical-align="middle" draw:auto-grow-height="false" fo:min-height="1.281cm" fo:min-width="2.454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a1" table:style-name="Tabela1">
        <table:table-column table:style-name="Tabela1.A"/>
        <table:table-column table:style-name="Tabela1.B"/>
        <table:table-row table:style-name="TableLine2308207786912">
          <table:table-cell table:style-name="Tabela1.A1" office:value-type="string">
            <text:p text:style-name="P12">Título</text:p>
          </table:table-cell>
          <table:table-cell table:style-name="Tabela1.B1" office:value-type="string">
            <text:p text:style-name="P14">Implantação</text:p>
          </table:table-cell>
        </table:table-row>
        <table:table-row table:style-name="TableLine2308207538576">
          <table:table-cell table:style-name="Tabela1.A2" office:value-type="string">
            <text:p text:style-name="P5">ACIDENTE COM MATERIAL BIOLÓGICO</text:p>
          </table:table-cell>
          <table:table-cell table:style-name="Tabela1.B2" office:value-type="string">
            <text:p text:style-name="P13">08/07/2021</text:p>
          </table:table-cell>
        </table:table-row>
      </table:table>
      <text:p text:style-name="P6"/>
      <text:p text:style-name="P2"/>
      <text:p text:style-name="P4"><draw:custom-shape text:anchor-type="paragraph" draw:z-index="2" draw:name="Forma1" draw:style-name="gr21" draw:text-style-name="P35" svg:width="3.47cm" svg:height="1.811cm" svg:x="5.904cm" svg:y="0.03cm"><text:p text:style-name="P34"><text:span text:style-name="T19"><text:s/></text:span><text:span text:style-name="T18"><text:s/></text:span><text:span text:style-name="T18">Colaborador(a) </text:span></text:p><text:p text:style-name="P34"><text:span text:style-name="T18"><text:s text:c="5"/></text:span><text:span text:style-name="T18">acidentado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Forma2" draw:style-name="gr20" draw:text-style-name="P33" svg:width="3.88cm" svg:height="1.484cm" svg:x="5.583cm" svg:y="2.459cm"><text:p text:style-name="P32"><text:span text:style-name="T19"><text:s text:c="5"/></text:span></text:p><draw:enhanced-geometry svg:viewBox="0 0 21600 21600" draw:type="rectangle" draw:enhanced-path="M 0 0 L 21600 0 21600 21600 0 21600 0 0 Z N"/></draw:custom-shape><draw:custom-shape text:anchor-type="paragraph" draw:z-index="4" draw:name="Forma2" draw:style-name="gr19" draw:text-style-name="P31" svg:width="4.051cm" svg:height="1.684cm" svg:x="5.553cm" svg:y="4.517cm"><text:p text:style-name="P29"><text:span text:style-name="T19"><text:s text:c="4"/></text:span></text:p><draw:enhanced-geometry svg:viewBox="0 0 21600 21600" draw:type="rectangle" draw:enhanced-path="M 0 0 L 21600 0 21600 21600 0 21600 0 0 Z N"/></draw:custom-shape><draw:custom-shape text:anchor-type="paragraph" draw:z-index="5" draw:name="Forma2" draw:style-name="gr5" draw:text-style-name="P18" svg:width="4.134cm" svg:height="1.684cm" svg:x="5.563cm" svg:y="6.757cm"><text:p text:style-name="P17"><text:span text:style-name="T14"><text:s text:c="2"/></text:span><text:span text:style-name="T15"><text:s text:c="2"/></text:span></text:p><draw:enhanced-geometry svg:viewBox="0 0 21600 21600" draw:type="rectangle" draw:enhanced-path="M 0 0 L 21600 0 21600 21600 0 21600 0 0 Z N"/></draw:custom-shape><draw:custom-shape text:anchor-type="paragraph" draw:z-index="6" draw:name="Forma3" draw:style-name="gr3" draw:text-style-name="P19" svg:width="0.313cm" svg:height="0.558cm" svg:x="7.511cm" svg:y="3.96cm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" draw:name="Forma7" draw:style-name="gr7" draw:text-style-name="P22" svg:width="1.195cm" svg:height="0.909cm" svg:x="7.101cm" svg:y="9.028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8" draw:name="Forma2" draw:style-name="gr18" draw:text-style-name="P31" svg:width="2.597cm" svg:height="0.636cm" svg:x="7.909cm" svg:y="9.835cm"><text:p text:style-name="P29"><text:span text:style-name="T19"><text:s text:c="2"/></text:span><text:span text:style-name="T19">Fonte </text:span></text:p><text:p text:style-name="P29"><text:span text:style-name="T19">Desconhecida</text:span></text:p><draw:enhanced-geometry svg:viewBox="0 0 21600 21600" draw:type="rectangle" draw:enhanced-path="M 0 0 L 21600 0 21600 21600 0 21600 0 0 Z N"/></draw:custom-shape><draw:custom-shape text:anchor-type="paragraph" draw:z-index="9" draw:name="Forma2" draw:style-name="gr17" draw:text-style-name="P30" svg:width="1.634cm" svg:height="0.708cm" svg:x="5.468cm" svg:y="9.813cm"><text:p text:style-name="P29"><text:span text:style-name="T19"><text:s text:c="2"/></text:span><text:span text:style-name="T19">Fonte </text:span></text:p><text:p text:style-name="P29"><text:span text:style-name="T19">Conhecida</text:span></text:p><draw:enhanced-geometry svg:viewBox="0 0 21600 21600" draw:type="rectangle" draw:enhanced-path="M 0 0 L 21600 0 21600 21600 0 21600 0 0 Z N"/></draw:custom-shape><draw:custom-shape text:anchor-type="paragraph" draw:z-index="10" draw:name="Forma2" draw:style-name="gr16" draw:text-style-name="P28" svg:width="1.53cm" svg:height="0.484cm" svg:x="3.415cm" svg:y="13.626cm"><text:p text:style-name="P27"><text:span text:style-name="T14"><text:s text:c="2"/></text:span><text:span text:style-name="T19">Negativo</text:span></text:p><draw:enhanced-geometry svg:viewBox="0 0 21600 21600" draw:type="rectangle" draw:enhanced-path="M 0 0 L 21600 0 21600 21600 0 21600 0 0 Z N"/></draw:custom-shape><draw:custom-shape text:anchor-type="paragraph" draw:z-index="11" draw:name="Forma2" draw:style-name="gr15" draw:text-style-name="P26" svg:width="1.53cm" svg:height="0.482cm" svg:x="0.875cm" svg:y="14.698cm"><text:p text:style-name="P25"><text:span text:style-name="T19">Positivo</text:span></text:p><draw:enhanced-geometry svg:viewBox="0 0 21600 21600" draw:type="rectangle" draw:enhanced-path="M 0 0 L 21600 0 21600 21600 0 21600 0 0 Z N"/></draw:custom-shape><draw:custom-shape text:anchor-type="paragraph" draw:z-index="12" draw:name="Forma5" draw:style-name="gr12" draw:text-style-name="P21" svg:width="1.435cm" svg:height="0.288cm" svg:x="8.389cm" svg:y="9.347cm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3" draw:name="Forma9" draw:style-name="gr14" draw:text-style-name="P20" svg:width="3.379cm" svg:height="1.059cm" svg:x="5.803cm" svg:y="2.866cm"><draw:text-box><text:p text:style-name="P15"><text:span text:style-name="T16">Lavar com água e sabão</text:span></text:p></draw:text-box></draw:frame><draw:frame text:anchor-type="paragraph" draw:z-index="14" draw:name="Forma10" draw:style-name="gr13" draw:text-style-name="P24" svg:width="4.068cm" svg:height="1.772cm" svg:x="10.756cm" svg:y="5.84cm"><draw:text-box><text:p text:style-name="P15"><text:span text:style-name="T15"/></text:p><text:p text:style-name="P15"><text:span text:style-name="T18"/></text:p></draw:text-box></draw:frame><draw:custom-shape text:anchor-type="paragraph" draw:z-index="15" draw:name="Forma3" draw:style-name="gr3" draw:text-style-name="P19" svg:width="0.313cm" svg:height="0.558cm" svg:x="7.509cm" svg:y="6.2cm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6" draw:name="Forma3" draw:style-name="gr3" draw:text-style-name="P19" svg:width="0.313cm" svg:height="0.558cm" svg:x="7.491cm" svg:y="1.84cm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7" draw:name="Forma3" draw:style-name="gr3" draw:text-style-name="P19" svg:width="0.313cm" svg:height="0.558cm" svg:x="7.527cm" svg:y="8.44cm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8" draw:name="Forma5" draw:style-name="gr12" draw:text-style-name="P21" svg:width="1.435cm" svg:height="0.288cm" draw:transform="rotate (-3.13269147440462) translate (6.96559722222222cm 9.652cm)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9" draw:name="Forma9" draw:style-name="gr11" draw:text-style-name="P20" svg:width="3.927cm" svg:height="1.412cm" svg:x="5.553cm" svg:y="4.665cm"><draw:text-box><text:p text:style-name="P15"><text:span text:style-name="T16">Comunicar a chefia imediata, SCIH e Sesmt para abertura de CAT</text:span></text:p></draw:text-box></draw:frame><draw:frame text:anchor-type="paragraph" draw:z-index="20" draw:name="Forma9" draw:style-name="gr8" draw:text-style-name="P20" svg:width="3.927cm" svg:height="0.847cm" svg:x="5.623cm" svg:y="7.153cm"><draw:text-box><text:p text:style-name="P15"><text:span text:style-name="T16">Identificar fonte pagadora</text:span></text:p></draw:text-box></draw:frame><draw:custom-shape text:anchor-type="paragraph" draw:z-index="21" draw:name="Forma2" draw:style-name="gr2" draw:text-style-name="P18" svg:width="4.569cm" svg:height="2.195cm" svg:x="10.379cm" svg:y="8.592cm"><text:p text:style-name="P17"><text:span text:style-name="T14"><text:s text:c="2"/></text:span><text:span text:style-name="T15"><text:s text:c="2"/></text:span></text:p><draw:enhanced-geometry svg:viewBox="0 0 21600 21600" draw:type="rectangle" draw:enhanced-path="M 0 0 L 21600 0 21600 21600 0 21600 0 0 Z N"/></draw:custom-shape><draw:frame text:anchor-type="paragraph" draw:z-index="22" draw:name="Forma9" draw:style-name="gr10" draw:text-style-name="P20" svg:width="3.927cm" svg:height="2.031cm" svg:x="10.739cm" svg:y="8.592cm"><draw:text-box><text:p text:style-name="P15"><text:span text:style-name="T16">Encaminhar para o Hospital São José </text:span></text:p><text:p text:style-name="P15"><text:span text:style-name="T16">(A Recepção solicitará transporte de ida/volta ao colaborador.</text:span></text:p></draw:text-box></draw:frame><draw:custom-shape text:anchor-type="paragraph" draw:z-index="23" draw:name="Forma2" draw:style-name="gr2" draw:text-style-name="P18" svg:width="4.569cm" svg:height="2.195cm" svg:x="0.519cm" svg:y="8.698cm"><text:p text:style-name="P17"><text:span text:style-name="T14"><text:s text:c="2"/></text:span><text:span text:style-name="T15"><text:s text:c="2"/></text:span></text:p><draw:enhanced-geometry svg:viewBox="0 0 21600 21600" draw:type="rectangle" draw:enhanced-path="M 0 0 L 21600 0 21600 21600 0 21600 0 0 Z N"/></draw:custom-shape><draw:frame text:anchor-type="paragraph" draw:z-index="24" draw:name="Forma9" draw:style-name="gr9" draw:text-style-name="P23" svg:width="4.368cm" svg:height="1.96cm" svg:x="0.614cm" svg:y="8.793cm"><draw:text-box><text:p text:style-name="P15"><text:span text:style-name="T17">A chefia imediata (Enfermagem) encaminhará o colaborador à Recepção para abertura de prontuário e na sequência ao Pronto Atendimento</text:span></text:p><text:p text:style-name="P15"><text:span text:style-name="T17">Exames: Anti HIV 1 e 2, Anti HBS, VDRL)</text:span></text:p></draw:text-box></draw:frame><draw:custom-shape text:anchor-type="paragraph" draw:z-index="25" draw:name="Forma3" draw:style-name="gr3" draw:text-style-name="P19" svg:width="0.313cm" svg:height="0.558cm" svg:x="2.517cm" svg:y="10.892cm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6" draw:name="Forma2" draw:style-name="gr5" draw:text-style-name="P18" svg:width="4.134cm" svg:height="1.684cm" svg:x="0.73cm" svg:y="11.467cm"><text:p text:style-name="P17"><text:span text:style-name="T14"><text:s text:c="2"/></text:span><text:span text:style-name="T15"><text:s text:c="2"/></text:span></text:p><draw:enhanced-geometry svg:viewBox="0 0 21600 21600" draw:type="rectangle" draw:enhanced-path="M 0 0 L 21600 0 21600 21600 0 21600 0 0 Z N"/></draw:custom-shape><draw:frame text:anchor-type="paragraph" draw:z-index="27" draw:name="Forma9" draw:style-name="gr8" draw:text-style-name="P20" svg:width="3.927cm" svg:height="0.847cm" svg:x="0.826cm" svg:y="12.021cm"><draw:text-box><text:p text:style-name="P15"><text:span text:style-name="T16">Resultado</text:span></text:p></draw:text-box></draw:frame><draw:custom-shape text:anchor-type="paragraph" draw:z-index="28" draw:name="Forma3" draw:style-name="gr3" draw:text-style-name="P19" svg:width="0.313cm" svg:height="0.558cm" svg:x="2.517cm" svg:y="13.15cm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9" draw:name="Forma7" draw:style-name="gr7" draw:text-style-name="P22" svg:width="1.195cm" svg:height="0.909cm" svg:x="2.074cm" svg:y="13.79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30" draw:name="Forma5" draw:style-name="gr6" draw:text-style-name="P21" svg:width="2.008cm" svg:height="0.288cm" svg:x="3.415cm" svg:y="14.109cm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1" draw:name="Forma2" draw:style-name="gr5" draw:text-style-name="P18" svg:width="4.134cm" svg:height="1.684cm" svg:x="5.775cm" svg:y="13.46cm"><text:p text:style-name="P17"><text:span text:style-name="T14"><text:s text:c="2"/></text:span><text:span text:style-name="T15"><text:s text:c="2"/></text:span></text:p><draw:enhanced-geometry svg:viewBox="0 0 21600 21600" draw:type="rectangle" draw:enhanced-path="M 0 0 L 21600 0 21600 21600 0 21600 0 0 Z N"/></draw:custom-shape><draw:frame text:anchor-type="paragraph" draw:z-index="32" draw:name="Forma9" draw:style-name="gr4" draw:text-style-name="P20" svg:width="3.927cm" svg:height="1.465cm" svg:x="5.87cm" svg:y="13.573cm"><draw:text-box><text:p text:style-name="P15"><text:span text:style-name="T16">O SESMT ou líder imediato informará ao colaborador</text:span></text:p></draw:text-box></draw:frame><draw:custom-shape text:anchor-type="paragraph" draw:z-index="33" draw:name="Forma3" draw:style-name="gr3" draw:text-style-name="P19" svg:width="0.313cm" svg:height="0.558cm" svg:x="2.517cm" svg:y="14.79cm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4" draw:name="Forma2" draw:style-name="gr2" draw:text-style-name="P18" svg:width="4.569cm" svg:height="2.195cm" svg:x="0.416cm" svg:y="15.471cm"><text:p text:style-name="P17"><text:span text:style-name="T14"><text:s text:c="2"/></text:span><text:span text:style-name="T15"><text:s text:c="2"/></text:span></text:p><draw:enhanced-geometry svg:viewBox="0 0 21600 21600" draw:type="rectangle" draw:enhanced-path="M 0 0 L 21600 0 21600 21600 0 21600 0 0 Z N"/></draw:custom-shape><draw:frame text:anchor-type="paragraph" draw:z-index="35" draw:name="Forma9" draw:style-name="gr1" draw:text-style-name="P16" svg:width="4.569cm" svg:height="2.117cm" svg:x="0.416cm" svg:y="15.549cm"><draw:text-box><text:p text:style-name="P15"><text:span text:style-name="T13">O médico deverá informar ao colaborador. O mesmo deverá ser encaminhado ao Hospital São José. (A Recepção solicitará transporte de ida/volta ao colaborador.</text:span></text:p></draw:text-box></draw:frame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49" style:display-name="ListLabel 49" style:family="text">
      <style:text-properties fo:font-size="12pt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4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5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5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2" style:family="table">
      <style:table-properties style:width="17.621cm" fo:margin-left="-0.624cm" table:align="left" style:writing-mode="lr-tb"/>
    </style:style>
    <style:style style:name="Tabela2.A" style:family="table-column">
      <style:table-column-properties style:column-width="3.193cm"/>
    </style:style>
    <style:style style:name="Tabela2.B" style:family="table-column">
      <style:table-column-properties style:column-width="6.618cm"/>
    </style:style>
    <style:style style:name="Tabela2.C" style:family="table-column">
      <style:table-column-properties style:column-width="7.811cm"/>
    </style:style>
    <style:style style:name="Tabela2.1" style:family="table-row">
      <style:table-row-properties style:min-row-height="0.945cm" fo:keep-together="always"/>
    </style:style>
    <style:style style:name="Tabela2.A1" style:family="table-cell">
      <style:table-cell-properties style:vertical-align="top" fo:padding-left="0.123cm" fo:padding-right="0.123cm" fo:padding-top="0cm" fo:padding-bottom="0cm" fo:border="none"/>
    </style:style>
    <style:style style:name="Tabela2.B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Header">
      <style:text-properties officeooo:paragraph-rsid="001c21d8"/>
    </style:style>
    <style:style style:name="MP2" style:family="paragraph" style:parent-style-name="Standard">
      <style:text-properties officeooo:paragraph-rsid="001c21d8"/>
    </style:style>
    <style:style style:name="MP3" style:family="paragraph" style:parent-style-name="Footer">
      <style:text-properties officeooo:paragraph-rsid="001d42ca"/>
    </style:style>
    <style:style style:name="MP4" style:family="paragraph" style:parent-style-name="Standard">
      <style:text-properties officeooo:paragraph-rsid="001d42ca"/>
    </style:style>
    <style:style style:name="MP5" style:family="paragraph" style:parent-style-name="Header">
      <style:paragraph-properties fo:margin-top="0.071cm" fo:margin-bottom="0.071cm" style:contextual-spacing="false" fo:text-align="center" style:justify-single-word="false" style:snap-to-layout-grid="false">
        <style:tab-stops/>
      </style:paragraph-properties>
      <style:text-properties fo:language="none" fo:country="none" officeooo:paragraph-rsid="001c21d8"/>
    </style:style>
    <style:style style:name="MP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MP7" style:family="paragraph" style:parent-style-name="Header">
      <style:paragraph-properties fo:margin-top="0.071cm" fo:margin-bottom="0.071cm" style:contextual-spacing="false" fo:text-align="start" style:justify-single-word="false" style:snap-to-layout-grid="false">
        <style:tab-stops/>
      </style:paragraph-properties>
      <style:text-properties officeooo:paragraph-rsid="00659516"/>
    </style:style>
    <style:style style:name="MP8" style:family="paragraph" style:parent-style-name="Header">
      <style:paragraph-properties fo:margin-top="0.071cm" fo:margin-bottom="0.071cm" style:contextual-spacing="false" fo:text-align="start" style:justify-single-word="false" style:snap-to-layout-grid="false">
        <style:tab-stops/>
      </style:paragraph-properties>
      <style:text-properties fo:font-variant="small-caps" style:font-name="Liberation Serif" fo:font-size="14pt" officeooo:rsid="00509f33" officeooo:paragraph-rsid="00659516" style:font-size-asian="14pt" style:font-size-complex="14pt"/>
    </style:style>
    <style:style style:name="MP9" style:family="paragraph" style:parent-style-name="Header">
      <style:paragraph-properties fo:margin-top="0.071cm" fo:margin-bottom="0.071cm" style:contextual-spacing="false" fo:text-align="center" style:justify-single-word="false" style:snap-to-layout-grid="false"/>
      <style:text-properties fo:font-size="10pt" officeooo:paragraph-rsid="001c21d8" style:font-size-asian="10pt" style:font-size-complex="10pt"/>
    </style:style>
    <style:style style:name="MT1" style:family="text">
      <style:text-properties fo:font-variant="small-caps" fo:font-weight="bold" style:font-weight-asian="bold"/>
    </style:style>
    <style:style style:name="MT2" style:family="text">
      <style:text-properties fo:font-variant="small-caps" fo:font-weight="bold" officeooo:rsid="004c78e5" style:font-weight-asian="bold"/>
    </style:style>
    <style:style style:name="MT3" style:family="text">
      <style:text-properties fo:font-variant="small-caps" fo:font-weight="bold" officeooo:rsid="001d42ca" style:font-weight-asian="bold"/>
    </style:style>
    <style:style style:name="MT4" style:family="text">
      <style:text-properties fo:font-variant="small-caps" fo:font-size="14pt" style:font-size-asian="14pt" style:font-size-complex="14pt"/>
    </style:style>
    <style:style style:name="MT5" style:family="text">
      <style:text-properties fo:font-variant="small-caps" style:font-name="Liberation Serif" fo:font-size="14pt" officeooo:rsid="00509f33" style:font-size-asian="14pt" style:font-size-complex="14pt"/>
    </style:style>
    <style:style style:name="MT6" style:family="text">
      <style:text-properties fo:font-variant="normal" fo:text-transform="none" fo:color="#202124" loext:opacity="100%" style:font-name="Liberation Serif" fo:font-size="12pt" fo:letter-spacing="normal" fo:font-style="normal" fo:font-weight="normal" officeooo:rsid="00509f33" style:font-size-asian="14pt" style:font-size-complex="14pt"/>
    </style:style>
    <style:style style:name="MT7" style:family="text">
      <style:text-properties fo:font-variant="small-caps" fo:font-weight="normal" officeooo:rsid="0037685b" style:font-weight-asian="normal" style:font-weight-complex="normal"/>
    </style:style>
    <style:style style:name="MT8" style:family="text">
      <style:text-properties fo:font-variant="small-caps"/>
    </style:style>
    <style:style style:name="MT9" style:family="text">
      <style:text-properties fo:font-variant="small-caps" officeooo:rsid="005d3ca9"/>
    </style:style>
    <style:style style:name="MT10" style:family="text">
      <style:text-properties fo:font-variant="small-caps" officeooo:rsid="0050d0a0"/>
    </style:style>
    <style:style style:name="MT11" style:family="text">
      <style:text-properties fo:font-variant="small-caps" officeooo:rsid="005874c5"/>
    </style:style>
    <style:style style:name="MT12" style:family="text">
      <style:text-properties fo:font-variant="small-caps" officeooo:rsid="0008045b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5"><draw:frame draw:style-name="Mfr1" draw:name="Figura1" text:anchor-type="paragraph" svg:x="15.677cm" svg:y="0.049cm" svg:width="1.766cm" svg:height="2.328cm" draw:z-index="1"><draw:image xlink:href="Pictures/100000000000006E000000915130611A17BAB06B.png" xlink:type="simple" xlink:show="embed" xlink:actuate="onLoad" draw:mime-type="image/png"/></draw:frame><draw:frame text:anchor-type="paragraph" draw:z-index="0" draw:name="Forma1" draw:style-name="Mgr1" draw:text-style-name="MP6" svg:width="2.952cm" svg:height="0.936cm" svg:x="-0.014cm" svg:y="0.55cm"><draw:image xlink:href="Pictures/10000000000001CD0000006D6BA7A7D123E896E5.png" xlink:type="simple" xlink:show="embed" xlink:actuate="onLoad" draw:mime-type="image/png"><text:p/></draw:image></draw:frame></text:p>
            </table:table-cell>
            <table:table-cell table:style-name="Tabela2.A1" table:number-columns-spanned="2" office:value-type="string">
              <text:p text:style-name="MP7"><text:span text:style-name="MT1"><text:line-break/>Título: </text:span><text:span text:style-name="MT2">FL</text:span><text:span text:style-name="MT3"> – </text:span><text:span text:style-name="MT2">FLUXOGRAMA</text:span><text:span text:style-name="MT4"> – </text:span><text:span text:style-name="MT5">SESMT - </text:span><text:span text:style-name="MT6">Serviços Especializados </text:span></text:p>
              <text:p text:style-name="MP7"><text:span text:style-name="MT6">em Engenharia de Segurança e Medicina do Trabalho</text:span><text:span text:style-name="MT5"> </text:span></text:p>
              <text:p text:style-name="MP8"/>
            </table:table-cell>
            <table:covered-table-cell/>
          </table:table-row>
          <table:table-row table:style-name="Tabela2.1">
            <table:covered-table-cell/>
            <table:table-cell table:style-name="Tabela2.B2" office:value-type="string">
              <text:p text:style-name="MP9"><text:span text:style-name="MT1">Código: </text:span><text:span text:style-name="MT7">FL</text:span><text:span text:style-name="MT8">-</text:span><text:span text:style-name="MT9">SMT</text:span><text:span text:style-name="MT8">-</text:span><text:span text:style-name="MT10">0</text:span><text:span text:style-name="MT8">0</text:span><text:span text:style-name="MT11">2</text:span></text:p>
            </table:table-cell>
            <table:table-cell table:style-name="Tabela2.B2" office:value-type="string">
              <text:p text:style-name="MP9"><text:span text:style-name="MT1">Revisão: </text:span><text:span text:style-name="MT8">0</text:span><text:span text:style-name="MT12">0</text:span></text:p>
            </table:table-cell>
          </table:table-row>
        </table:table>
        <text:p text:style-name="MP2"/>
      </style:header>
      <style:footer>
        <text:p text:style-name="MP3"/>
        <text:p text:style-name="MP4"/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1T15:14:31.838000000</meta:creation-date>
    <dc:date>2021-09-03T12:31:50.253000000</dc:date>
    <meta:editing-duration>PT4H41M27S</meta:editing-duration>
    <meta:editing-cycles>51</meta:editing-cycles>
    <meta:generator>LibreOffice/7.1.4.2$Windows_X86_64 LibreOffice_project/a529a4fab45b75fefc5b6226684193eb000654f6</meta:generator>
    <meta:print-date>2021-07-22T15:41:05.960000000</meta:print-date>
    <meta:document-statistic meta:table-count="2" meta:image-count="1" meta:object-count="0" meta:page-count="1" meta:paragraph-count="9" meta:word-count="26" meta:character-count="197" meta:non-whitespace-character-count="173"/>
  </office:meta>
</office:document-meta>
</file>